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400230" table:style-name="ce6">
            <text:p>400.230</text:p>
          </table:table-cell>
          <table:table-cell office:value-type="float" office:value="16600" table:style-name="ce6">
            <text:p>16.600</text:p>
          </table:table-cell>
          <table:table-cell office:value-type="float" office:value="416830" table:style-name="ce6">
            <text:p>416.830</text:p>
          </table:table-cell>
          <table:table-cell office:value-type="float" office:value="345648" table:style-name="ce6">
            <text:p>345.648</text:p>
          </table:table-cell>
          <table:table-cell office:value-type="percentage" office:value="0.82923014178442056" table:style-name="ce11">
            <text:p>82,9%</text:p>
          </table:table-cell>
          <table:table-cell office:value-type="float" office:value="117953" table:style-name="ce6">
            <text:p>117.953</text:p>
          </table:table-cell>
          <table:table-cell office:value-type="date" office:date-value="2021-02-03T00:00:00" table:style-name="ce14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68175" table:style-name="ce8">
            <text:p>68.175</text:p>
          </table:table-cell>
          <table:table-cell office:value-type="float" office:value="2900" table:style-name="ce8">
            <text:p>2.900</text:p>
          </table:table-cell>
          <table:table-cell office:value-type="float" office:value="71075" table:style-name="ce8">
            <text:p>71.075</text:p>
          </table:table-cell>
          <table:table-cell office:value-type="float" office:value="65979" table:style-name="ce8">
            <text:p>65.979</text:p>
          </table:table-cell>
          <table:table-cell office:value-type="percentage" office:value="0.92830109039746744" table:style-name="ce12">
            <text:p>92,8%</text:p>
          </table:table-cell>
          <table:table-cell office:value-type="float" office:value="19535" table:style-name="ce8">
            <text:p>19.535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69935" table:style-name="ce8">
            <text:p>69.935</text:p>
          </table:table-cell>
          <table:table-cell office:value-type="float" office:value="2900" table:style-name="ce8">
            <text:p>2.900</text:p>
          </table:table-cell>
          <table:table-cell office:value-type="float" office:value="72835" table:style-name="ce8">
            <text:p>72.835</text:p>
          </table:table-cell>
          <table:table-cell office:value-type="float" office:value="65301" table:style-name="ce8">
            <text:p>65.301</text:p>
          </table:table-cell>
          <table:table-cell office:value-type="percentage" office:value="0.8965607194343379" table:style-name="ce12">
            <text:p>89,7%</text:p>
          </table:table-cell>
          <table:table-cell office:value-type="float" office:value="25710" table:style-name="ce8">
            <text:p>25.710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35460" table:style-name="ce8">
            <text:p>35.460</text:p>
          </table:table-cell>
          <table:table-cell office:value-type="float" office:value="1500" table:style-name="ce8">
            <text:p>1.500</text:p>
          </table:table-cell>
          <table:table-cell office:value-type="float" office:value="36960" table:style-name="ce8">
            <text:p>36.960</text:p>
          </table:table-cell>
          <table:table-cell office:value-type="float" office:value="29366" table:style-name="ce8">
            <text:p>29.366</text:p>
          </table:table-cell>
          <table:table-cell office:value-type="percentage" office:value="0.79453463203463204" table:style-name="ce12">
            <text:p>79,5%</text:p>
          </table:table-cell>
          <table:table-cell office:value-type="float" office:value="7929" table:style-name="ce8">
            <text:p>7.929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79530" table:style-name="ce8">
            <text:p>79.530</text:p>
          </table:table-cell>
          <table:table-cell office:value-type="float" office:value="3200" table:style-name="ce8">
            <text:p>3.200</text:p>
          </table:table-cell>
          <table:table-cell office:value-type="float" office:value="82730" table:style-name="ce8">
            <text:p>82.730</text:p>
          </table:table-cell>
          <table:table-cell office:value-type="float" office:value="75334" table:style-name="ce8">
            <text:p>75.334</text:p>
          </table:table-cell>
          <table:table-cell office:value-type="percentage" office:value="0.91060074942584313" table:style-name="ce12">
            <text:p>91,1%</text:p>
          </table:table-cell>
          <table:table-cell office:value-type="float" office:value="20260" table:style-name="ce8">
            <text:p>20.260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33495" table:style-name="ce8">
            <text:p>33.495</text:p>
          </table:table-cell>
          <table:table-cell office:value-type="float" office:value="1300" table:style-name="ce8">
            <text:p>1.300</text:p>
          </table:table-cell>
          <table:table-cell office:value-type="float" office:value="34795" table:style-name="ce8">
            <text:p>34.795</text:p>
          </table:table-cell>
          <table:table-cell office:value-type="float" office:value="27989" table:style-name="ce8">
            <text:p>27.989</text:p>
          </table:table-cell>
          <table:table-cell office:value-type="percentage" office:value="0.80439718350337697" table:style-name="ce12">
            <text:p>80,4%</text:p>
          </table:table-cell>
          <table:table-cell office:value-type="float" office:value="7122" table:style-name="ce8">
            <text:p>7.122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49475" table:style-name="ce8">
            <text:p>149.475</text:p>
          </table:table-cell>
          <table:table-cell office:value-type="float" office:value="6200" table:style-name="ce8">
            <text:p>6.200</text:p>
          </table:table-cell>
          <table:table-cell office:value-type="float" office:value="155675" table:style-name="ce8">
            <text:p>155.675</text:p>
          </table:table-cell>
          <table:table-cell office:value-type="float" office:value="138856" table:style-name="ce8">
            <text:p>138.856</text:p>
          </table:table-cell>
          <table:table-cell office:value-type="percentage" office:value="0.89196081580215192" table:style-name="ce12">
            <text:p>89,2%</text:p>
          </table:table-cell>
          <table:table-cell office:value-type="float" office:value="45682" table:style-name="ce8">
            <text:p>45.682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01655" table:style-name="ce8">
            <text:p>101.655</text:p>
          </table:table-cell>
          <table:table-cell office:value-type="float" office:value="4200" table:style-name="ce8">
            <text:p>4.200</text:p>
          </table:table-cell>
          <table:table-cell office:value-type="float" office:value="105855" table:style-name="ce8">
            <text:p>105.855</text:p>
          </table:table-cell>
          <table:table-cell office:value-type="float" office:value="97353" table:style-name="ce8">
            <text:p>97.353</text:p>
          </table:table-cell>
          <table:table-cell office:value-type="percentage" office:value="0.9196825846677058" table:style-name="ce12">
            <text:p>92,0%</text:p>
          </table:table-cell>
          <table:table-cell office:value-type="float" office:value="27691" table:style-name="ce8">
            <text:p>27.691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345770" table:style-name="ce8">
            <text:p>345.770</text:p>
          </table:table-cell>
          <table:table-cell office:value-type="float" office:value="14300" table:style-name="ce8">
            <text:p>14.300</text:p>
          </table:table-cell>
          <table:table-cell office:value-type="float" office:value="360070" table:style-name="ce8">
            <text:p>360.070</text:p>
          </table:table-cell>
          <table:table-cell office:value-type="float" office:value="285829" table:style-name="ce8">
            <text:p>285.829</text:p>
          </table:table-cell>
          <table:table-cell office:value-type="percentage" office:value="0.79381509150998419" table:style-name="ce12">
            <text:p>79,4%</text:p>
          </table:table-cell>
          <table:table-cell office:value-type="float" office:value="91724" table:style-name="ce8">
            <text:p>91.724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75690" table:style-name="ce8">
            <text:p>175.690</text:p>
          </table:table-cell>
          <table:table-cell office:value-type="float" office:value="7000" table:style-name="ce8">
            <text:p>7.000</text:p>
          </table:table-cell>
          <table:table-cell office:value-type="float" office:value="182690" table:style-name="ce8">
            <text:p>182.690</text:p>
          </table:table-cell>
          <table:table-cell office:value-type="float" office:value="172754" table:style-name="ce8">
            <text:p>172.754</text:p>
          </table:table-cell>
          <table:table-cell office:value-type="percentage" office:value="0.94561278668783189" table:style-name="ce12">
            <text:p>94,6%</text:p>
          </table:table-cell>
          <table:table-cell office:value-type="float" office:value="67840" table:style-name="ce8">
            <text:p>67.840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62675" table:style-name="ce8">
            <text:p>62.675</text:p>
          </table:table-cell>
          <table:table-cell office:value-type="float" office:value="2500" table:style-name="ce8">
            <text:p>2.500</text:p>
          </table:table-cell>
          <table:table-cell office:value-type="float" office:value="65175" table:style-name="ce8">
            <text:p>65.175</text:p>
          </table:table-cell>
          <table:table-cell office:value-type="float" office:value="56839" table:style-name="ce8">
            <text:p>56.839</text:p>
          </table:table-cell>
          <table:table-cell office:value-type="percentage" office:value="0.87209819716148829" table:style-name="ce12">
            <text:p>87,2%</text:p>
          </table:table-cell>
          <table:table-cell office:value-type="float" office:value="16996" table:style-name="ce8">
            <text:p>16.996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08925" table:style-name="ce8">
            <text:p>108.925</text:p>
          </table:table-cell>
          <table:table-cell office:value-type="float" office:value="4500" table:style-name="ce8">
            <text:p>4.500</text:p>
          </table:table-cell>
          <table:table-cell office:value-type="float" office:value="113425" table:style-name="ce8">
            <text:p>113.425</text:p>
          </table:table-cell>
          <table:table-cell office:value-type="float" office:value="96650" table:style-name="ce8">
            <text:p>96.650</text:p>
          </table:table-cell>
          <table:table-cell office:value-type="percentage" office:value="0.85210491514216447" table:style-name="ce12">
            <text:p>85,2%</text:p>
          </table:table-cell>
          <table:table-cell office:value-type="float" office:value="37572" table:style-name="ce8">
            <text:p>37.572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7615" table:style-name="ce8">
            <text:p>17.615</text:p>
          </table:table-cell>
          <table:table-cell office:value-type="float" office:value="600" table:style-name="ce8">
            <text:p>600</text:p>
          </table:table-cell>
          <table:table-cell office:value-type="float" office:value="18215" table:style-name="ce8">
            <text:p>18.215</text:p>
          </table:table-cell>
          <table:table-cell office:value-type="float" office:value="15374" table:style-name="ce8">
            <text:p>15.374</text:p>
          </table:table-cell>
          <table:table-cell office:value-type="percentage" office:value="0.84402964589623941" table:style-name="ce12">
            <text:p>84,4%</text:p>
          </table:table-cell>
          <table:table-cell office:value-type="float" office:value="5433" table:style-name="ce8">
            <text:p>5.433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280725" table:style-name="ce8">
            <text:p>280.725</text:p>
          </table:table-cell>
          <table:table-cell office:value-type="float" office:value="11600" table:style-name="ce8">
            <text:p>11.600</text:p>
          </table:table-cell>
          <table:table-cell office:value-type="float" office:value="292325" table:style-name="ce8">
            <text:p>292.325</text:p>
          </table:table-cell>
          <table:table-cell office:value-type="float" office:value="226074" table:style-name="ce8">
            <text:p>226.074</text:p>
          </table:table-cell>
          <table:table-cell office:value-type="percentage" office:value="0.773365261267425" table:style-name="ce12">
            <text:p>77,3%</text:p>
          </table:table-cell>
          <table:table-cell office:value-type="float" office:value="49470" table:style-name="ce8">
            <text:p>49.470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73265" table:style-name="ce8">
            <text:p>73.265</text:p>
          </table:table-cell>
          <table:table-cell office:value-type="float" office:value="3000" table:style-name="ce8">
            <text:p>3.000</text:p>
          </table:table-cell>
          <table:table-cell office:value-type="float" office:value="76265" table:style-name="ce8">
            <text:p>76.265</text:p>
          </table:table-cell>
          <table:table-cell office:value-type="float" office:value="66361" table:style-name="ce8">
            <text:p>66.361</text:p>
          </table:table-cell>
          <table:table-cell office:value-type="percentage" office:value="0.870137022225136" table:style-name="ce12">
            <text:p>87,0%</text:p>
          </table:table-cell>
          <table:table-cell office:value-type="float" office:value="16462" table:style-name="ce8">
            <text:p>16.462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33495" table:style-name="ce8">
            <text:p>33.495</text:p>
          </table:table-cell>
          <table:table-cell office:value-type="float" office:value="1300" table:style-name="ce8">
            <text:p>1.300</text:p>
          </table:table-cell>
          <table:table-cell office:value-type="float" office:value="34795" table:style-name="ce8">
            <text:p>34.795</text:p>
          </table:table-cell>
          <table:table-cell office:value-type="float" office:value="29954" table:style-name="ce8">
            <text:p>29.954</text:p>
          </table:table-cell>
          <table:table-cell office:value-type="percentage" office:value="0.86087081477223737" table:style-name="ce12">
            <text:p>86,1%</text:p>
          </table:table-cell>
          <table:table-cell office:value-type="float" office:value="8008" table:style-name="ce8">
            <text:p>8.008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91080" table:style-name="ce8">
            <text:p>91.080</text:p>
          </table:table-cell>
          <table:table-cell office:value-type="float" office:value="3600" table:style-name="ce8">
            <text:p>3.600</text:p>
          </table:table-cell>
          <table:table-cell office:value-type="float" office:value="94680" table:style-name="ce8">
            <text:p>94.680</text:p>
          </table:table-cell>
          <table:table-cell office:value-type="float" office:value="65194" table:style-name="ce8">
            <text:p>65.194</text:p>
          </table:table-cell>
          <table:table-cell office:value-type="percentage" office:value="0.68857203210815376" table:style-name="ce12">
            <text:p>68,9%</text:p>
          </table:table-cell>
          <table:table-cell office:value-type="float" office:value="18773" table:style-name="ce8">
            <text:p>18.773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2104" table:style-name="ce8">
            <text:p>2.104</text:p>
          </table:table-cell>
          <table:table-cell office:value-type="percentage" office:value="0.96513761467889914" table:style-name="ce12">
            <text:p>96,5%</text:p>
          </table:table-cell>
          <table:table-cell office:value-type="float" office:value="895" table:style-name="ce8">
            <text:p>895</text:p>
          </table:table-cell>
          <table:table-cell office:value-type="date" office:date-value="2021-02-03T00:00:00" table:style-name="ce15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2383" table:style-name="ce8">
            <text:p>2.383</text:p>
          </table:table-cell>
          <table:table-cell office:value-type="percentage" office:value="1.0931192660550459" table:style-name="ce12">
            <text:p>109,3%</text:p>
          </table:table-cell>
          <table:table-cell office:value-type="float" office:value="1067" table:style-name="ce8">
            <text:p>1.067</text:p>
          </table:table-cell>
          <table:table-cell office:value-type="date" office:date-value="2021-02-03T00:00:00" table:style-name="ce16">
            <text:p>03/02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2131155" table:style-name="ce10">
            <text:p>2.131.155</text:p>
          </table:table-cell>
          <table:table-cell office:value-type="float" office:value="87600" table:style-name="ce10">
            <text:p>87.600</text:p>
          </table:table-cell>
          <table:table-cell office:value-type="float" office:value="2218755" table:style-name="ce10">
            <text:p>2.218.755</text:p>
          </table:table-cell>
          <table:table-cell office:value-type="float" office:value="1865342" table:style-name="ce10">
            <text:p>1.865.342</text:p>
          </table:table-cell>
          <table:table-cell office:value-type="percentage" office:value="0.84071562655633447" table:style-name="ce13">
            <text:p>84,1%</text:p>
          </table:table-cell>
          <table:table-cell office:value-type="float" office:value="586122" table:style-name="ce10">
            <text:p>586.122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04T14:56:38Z</dc:date>
  </office:meta>
</office:document-meta>
</file>